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tartKIT</text:span></text:p>
          <text:p text:style-name="P1"><text:span text:style-name="T1">LED</text:span></text:p>
          <text:p text:style-name="P1"><text:span text:style-name="T1">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6cm" svg:y="3.398cm">
          <draw:text-box>
            <text:p><text:span text:style-name="T2">startkit_led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13T16:04:53.504281083</dc:date>
    <dc:creator>David Lacey</dc:creator>
    <meta:editing-duration>PT1H30M26S</meta:editing-duration>
    <meta:editing-cycles>5</meta:editing-cycles>
    <meta:generator>LibreOffice/4.2.7.2$Linux_X86_64 LibreOffice_project/420m0$Build-2</meta:generator>
    <meta:document-statistic meta:object-count="4"/>
  </office:meta>
</office:document-meta>
</file>